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 fo:font-size="14pt" fo:font-weight="normal" officeooo:rsid="0019f53b" officeooo:paragraph-rsid="00122fac" style:font-size-asian="12.25pt" style:font-weight-asian="normal" style:font-size-complex="14pt" style:font-weight-complex="normal"/>
    </style:style>
    <style:style style:name="P2" style:family="paragraph" style:parent-style-name="Standard">
      <style:text-properties style:font-name="Times New Roman" fo:font-size="14pt" officeooo:rsid="0019f53b" officeooo:paragraph-rsid="00122fac" style:font-size-asian="12.25pt" style:font-size-complex="14pt"/>
    </style:style>
    <style:style style:name="P3" style:family="paragraph" style:parent-style-name="Standard">
      <style:text-properties officeooo:paragraph-rsid="00122fac"/>
    </style:style>
    <style:style style:name="P4" style:family="paragraph" style:parent-style-name="Standard">
      <style:text-properties style:font-name="Liberation Sans" fo:font-size="18pt" officeooo:paragraph-rsid="00122fac" style:font-size-asian="18pt" style:font-size-complex="18pt"/>
    </style:style>
    <style:style style:name="P5" style:family="paragraph" style:parent-style-name="Standard">
      <style:text-properties style:font-name="Liberation Sans" fo:font-size="16pt" officeooo:paragraph-rsid="00122fac" style:font-size-asian="16pt" style:font-size-complex="16pt"/>
    </style:style>
    <style:style style:name="P6" style:family="paragraph" style:parent-style-name="Standard">
      <style:text-properties style:font-name="Liberation Sans" fo:font-size="14pt" officeooo:rsid="0019b5fc" officeooo:paragraph-rsid="00122fac" style:font-size-asian="12.25pt" style:font-size-complex="14pt"/>
    </style:style>
    <style:style style:name="P7" style:family="paragraph" style:parent-style-name="Standard">
      <style:text-properties style:font-name="Liberation Sans" fo:font-size="14pt" fo:font-weight="bold" officeooo:rsid="00122fac" officeooo:paragraph-rsid="00122fac" style:font-size-asian="12.25pt" style:font-weight-asian="bold" style:font-size-complex="14pt" style:font-weight-complex="bold"/>
    </style:style>
    <style:style style:name="P8" style:family="paragraph" style:parent-style-name="Standard">
      <style:text-properties style:font-name="Liberation Sans" fo:font-size="14pt" fo:font-weight="bold" officeooo:rsid="0019f53b" officeooo:paragraph-rsid="00122fac" style:font-size-asian="12.25pt" style:font-weight-asian="bold" style:font-size-complex="14pt" style:font-weight-complex="bold"/>
    </style:style>
    <style:style style:name="P9"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10" style:family="paragraph" style:parent-style-name="Standard">
      <style:text-properties style:font-name="Liberation Sans" fo:font-size="14pt" fo:font-weight="bold" officeooo:rsid="001cb78b" officeooo:paragraph-rsid="00129f16" style:font-size-asian="12.25pt" style:font-weight-asian="bold" style:font-size-complex="14pt" style:font-weight-complex="bold"/>
    </style:style>
    <style:style style:name="P11" style:family="paragraph" style:parent-style-name="Standard">
      <style:text-properties style:font-name="Liberation Sans" fo:font-size="14pt" fo:font-weight="bold" officeooo:rsid="001303e4" officeooo:paragraph-rsid="001303e4" style:font-size-asian="12.25pt" style:font-weight-asian="bold" style:font-size-complex="14pt" style:font-weight-complex="bold"/>
    </style:style>
    <style:style style:name="P12" style:family="paragraph" style:parent-style-name="Standard">
      <style:text-properties style:font-name="Liberation Sans" fo:font-size="14pt" fo:font-weight="bold" officeooo:rsid="001baa19" officeooo:paragraph-rsid="00129f16" style:font-size-asian="14pt" style:font-weight-asian="bold" style:font-size-complex="14pt" style:font-weight-complex="bold"/>
    </style:style>
    <style:style style:name="P13" style:family="paragraph" style:parent-style-name="Standard">
      <style:text-properties style:font-name="Liberation Sans" fo:font-size="12pt" fo:font-weight="normal" officeooo:rsid="00122fac" officeooo:paragraph-rsid="00122fac" style:font-size-asian="10.5pt" style:font-weight-asian="normal" style:font-size-complex="12pt" style:font-weight-complex="normal"/>
    </style:style>
    <style:style style:name="P14" style:family="paragraph" style:parent-style-name="Standard">
      <style:text-properties style:font-name="Liberation Sans" fo:font-size="12pt" fo:font-weight="normal" officeooo:rsid="001baa19" officeooo:paragraph-rsid="00129f16" style:font-size-asian="10.5pt" style:font-weight-asian="normal" style:font-size-complex="12pt" style:font-weight-complex="normal"/>
    </style:style>
    <style:style style:name="P15" style:family="paragraph" style:parent-style-name="Standard">
      <style:text-properties style:font-name="Liberation Sans" fo:font-size="12pt" fo:font-weight="normal" officeooo:rsid="001cb78b" officeooo:paragraph-rsid="00129f16" style:font-size-asian="10.5pt" style:font-weight-asian="normal" style:font-size-complex="12pt" style:font-weight-complex="normal"/>
    </style:style>
    <style:style style:name="P16" style:family="paragraph" style:parent-style-name="Standard">
      <style:text-properties style:font-name="Liberation Sans" fo:font-size="12pt" fo:font-weight="normal" officeooo:rsid="00129f16" officeooo:paragraph-rsid="00129f16" style:font-size-asian="10.5pt" style:font-weight-asian="normal" style:font-size-complex="12pt" style:font-weight-complex="normal"/>
    </style:style>
    <style:style style:name="P17"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4c646" officeooo:paragraph-rsid="00167bd3"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20"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21" style:family="paragraph" style:parent-style-name="Standard">
      <style:text-properties style:font-name="Liberation Sans" fo:font-size="12pt" fo:font-weight="normal" officeooo:rsid="00129f16" officeooo:paragraph-rsid="00129f16" style:font-size-asian="12pt" style:font-weight-asian="normal" style:font-size-complex="12pt" style:font-weight-complex="normal"/>
    </style:style>
    <style:style style:name="P22" style:family="paragraph" style:parent-style-name="Standard">
      <style:text-properties fo:font-size="14pt" fo:font-weight="bold" officeooo:rsid="0018a9ce" officeooo:paragraph-rsid="0018a9ce" style:font-size-asian="14pt" style:font-weight-asian="bold" style:font-size-complex="14pt" style:font-weight-complex="bold"/>
    </style:style>
    <style:style style:name="P23" style:family="paragraph" style:parent-style-name="Standard">
      <style:text-properties officeooo:paragraph-rsid="001303e4"/>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9f53b" officeooo:paragraph-rsid="00122fac"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f53b"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37a2"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text-properties style:font-name="Liberation Sans" fo:font-size="14pt" fo:font-weight="normal" officeooo:rsid="0018a9ce" officeooo:paragraph-rsid="00122fac" style:font-size-asian="12.25pt" style:font-weight-asian="normal" style:font-size-complex="14pt" style:font-weight-complex="normal"/>
    </style:style>
    <style:style style:name="P28" style:family="paragraph" style:parent-style-name="Standard">
      <style:text-properties style:font-name="Liberation Sans" fo:font-size="14pt" fo:font-weight="normal" officeooo:rsid="00122fac" officeooo:paragraph-rsid="00122fac" style:font-size-asian="12.25pt" style:font-weight-asian="normal" style:font-size-complex="14pt" style:font-weight-complex="normal"/>
    </style:style>
    <style:style style:name="P29" style:family="paragraph" style:parent-style-name="Standard">
      <style:text-properties style:font-name="Liberation Sans" fo:font-size="14pt" fo:font-weight="bold" officeooo:rsid="0019f53b" officeooo:paragraph-rsid="00122fac" style:font-size-asian="14pt" style:font-weight-asian="bold" style:font-size-complex="14pt" style:font-weight-complex="bold"/>
    </style:style>
    <style:style style:name="P30" style:family="paragraph" style:parent-style-name="Standard" style:list-style-name="L1">
      <style:text-properties style:font-name="Liberation Sans" fo:font-size="12pt" fo:font-weight="normal" officeooo:rsid="00129f16" officeooo:paragraph-rsid="00129f16" style:font-size-asian="12pt" style:font-weight-asian="normal" style:font-size-complex="12pt" style:font-weight-complex="normal"/>
    </style:style>
    <style:style style:name="P31" style:family="paragraph" style:parent-style-name="Standard">
      <style:text-properties style:font-name="Liberation Sans" fo:font-size="12pt" fo:font-weight="normal" officeooo:rsid="0016ae76" officeooo:paragraph-rsid="0016ae76" style:font-size-asian="12pt" style:font-weight-asian="normal" style:font-size-complex="12pt" style:font-weight-complex="normal"/>
    </style:style>
    <style:style style:name="P32"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33"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34"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35" style:family="paragraph" style:parent-style-name="Standard">
      <style:text-properties style:font-name="Liberation Sans" fo:font-size="12pt" fo:font-weight="normal" officeooo:rsid="0018a9ce" officeooo:paragraph-rsid="0018a9ce" style:font-size-asian="10.5pt" style:font-weight-asian="normal" style:font-size-complex="12pt" style:font-weight-complex="normal"/>
    </style:style>
    <style:style style:name="P36" style:family="paragraph" style:parent-style-name="Standard">
      <style:paragraph-properties fo:break-before="page"/>
      <style:text-properties style:font-name="Liberation Sans" fo:font-size="14pt" fo:font-weight="bold" officeooo:rsid="0019f53b" officeooo:paragraph-rsid="00122fac"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ac1dc" officeooo:paragraph-rsid="001ac1d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ac1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6964" officeooo:paragraph-rsid="001c696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officeooo:paragraph-rsid="00122fac"/>
    </style:style>
    <style:style style:name="T1" style:family="text">
      <style:text-properties fo:font-weight="bold" style:font-weight-asian="bold" style:font-weight-complex="bold"/>
    </style:style>
    <style:style style:name="T2" style:family="text">
      <style:text-properties fo:font-weight="bold" officeooo:rsid="00122fac" style:font-weight-asian="bold" style:font-weight-complex="bold"/>
    </style:style>
    <style:style style:name="T3" style:family="text">
      <style:text-properties fo:font-weight="bold" officeooo:rsid="0019b5fc" style:font-weight-asian="bold" style:font-weight-complex="bold"/>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22fac" style:font-weight-asian="normal" style:font-weight-complex="normal"/>
    </style:style>
    <style:style style:name="T7" style:family="text">
      <style:text-properties style:font-name="Liberation Sans" fo:font-weight="bold" officeooo:rsid="00122fac" style:font-weight-asian="bold" style:font-weight-complex="bold"/>
    </style:style>
    <style:style style:name="T8" style:family="text">
      <style:text-properties style:font-name="Liberation Sans" fo:font-size="12pt" fo:font-weight="normal" officeooo:rsid="001303e4" style:font-size-asian="10.5pt" style:font-weight-asian="normal" style:font-size-complex="12pt" style:font-weight-complex="normal"/>
    </style:style>
    <style:style style:name="T9" style:family="text">
      <style:text-properties style:font-name="Liberation Sans" fo:font-size="12pt" fo:font-weight="normal" officeooo:rsid="0013b03f" style:font-size-asian="10.5pt" style:font-weight-asian="normal" style:font-size-complex="12pt" style:font-weight-complex="normal"/>
    </style:style>
    <style:style style:name="T10" style:family="text">
      <style:text-properties style:font-name="Liberation Sans" fo:font-size="12pt" fo:font-weight="normal" officeooo:rsid="0014c646" style:font-size-asian="10.5pt" style:font-weight-asian="normal" style:font-size-complex="12pt" style:font-weight-complex="normal"/>
    </style:style>
    <style:style style:name="T11" style:family="text">
      <style:text-properties style:font-name="Liberation Sans" fo:font-size="12pt" fo:font-style="italic" fo:font-weight="normal" officeooo:rsid="001303e4" style:font-size-asian="10.5pt" style:font-style-asian="italic" style:font-weight-asian="normal" style:font-size-complex="12pt" style:font-style-complex="italic" style:font-weight-complex="normal"/>
    </style:style>
    <style:style style:name="T12" style:family="text">
      <style:text-properties style:font-name="Liberation Sans" fo:font-size="12pt" fo:font-style="italic" fo:font-weight="normal" officeooo:rsid="0014c646" style:font-size-asian="10.5pt" style:font-style-asian="italic" style:font-weight-asian="normal" style:font-size-complex="12pt" style:font-style-complex="italic" style:font-weight-complex="normal"/>
    </style:style>
    <style:style style:name="T13" style:family="text">
      <style:text-properties style:font-name="Liberation Sans" fo:font-size="12pt" fo:font-style="normal" fo:font-weight="normal" officeooo:rsid="001303e4" style:font-size-asian="10.5pt" style:font-style-asian="normal" style:font-weight-asian="normal" style:font-size-complex="12pt" style:font-style-complex="normal" style:font-weight-complex="normal"/>
    </style:style>
    <style:style style:name="T14" style:family="text">
      <style:text-properties style:font-name="Liberation Sans" fo:font-size="12pt" fo:font-style="normal" fo:font-weight="normal" officeooo:rsid="0014c646" style:font-size-asian="10.5pt" style:font-style-asian="normal" style:font-weight-asian="normal" style:font-size-complex="12pt" style:font-style-complex="normal" style:font-weight-complex="normal"/>
    </style:style>
    <style:style style:name="T15" style:family="text">
      <style:text-properties style:font-name="Liberation Sans" fo:font-size="16pt" fo:font-weight="bold" officeooo:rsid="0019b5fc" style:font-size-asian="16pt" style:font-weight-asian="bold" style:font-size-complex="16pt" style:font-weight-complex="bold"/>
    </style:style>
    <style:style style:name="T16" style:family="text">
      <style:text-properties style:font-name="Liberation Sans" fo:font-size="16pt" fo:font-weight="bold" officeooo:rsid="001303e4" style:font-size-asian="16pt" style:font-weight-asian="bold" style:font-size-complex="16pt" style:font-weight-complex="bold"/>
    </style:style>
    <style:style style:name="T17" style:family="text">
      <style:text-properties style:font-name="Liberation Sans" fo:font-size="16pt" fo:font-weight="bold" officeooo:rsid="0014c646" style:font-size-asian="16pt" style:font-weight-asian="bold" style:font-size-complex="16pt" style:font-weight-complex="bold"/>
    </style:style>
    <style:style style:name="T18" style:family="text">
      <style:text-properties style:font-name="Liberation Sans" fo:font-size="14pt" fo:font-weight="normal" officeooo:rsid="00122fac" style:font-size-asian="12.25pt" style:font-weight-asian="normal" style:font-size-complex="14pt" style:font-weight-complex="normal"/>
    </style:style>
    <style:style style:name="T19" style:family="text">
      <style:text-properties style:font-name="Liberation Sans" fo:font-size="14pt" fo:font-weight="normal" officeooo:rsid="0018a9ce" style:font-size-asian="12.25pt" style:font-weight-asian="normal" style:font-size-complex="14pt" style:font-weight-complex="normal"/>
    </style:style>
    <style:style style:name="T20" style:family="text">
      <style:text-properties style:font-name="Liberation Sans" fo:font-size="14pt" fo:font-weight="bold" officeooo:rsid="00122fac" style:font-size-asian="12.25pt" style:font-weight-asian="bold" style:font-size-complex="14pt" style:font-weight-complex="bold"/>
    </style:style>
    <style:style style:name="T21" style:family="text">
      <style:text-properties style:font-name="Liberation Sans" fo:font-size="14pt" fo:font-weight="bold" officeooo:rsid="0018a9ce" style:font-size-asian="12.25pt" style:font-weight-asian="bold" style:font-size-complex="14pt" style:font-weight-complex="bold"/>
    </style:style>
    <style:style style:name="T22" style:family="text">
      <style:text-properties style:font-name="Liberation Sans" officeooo:rsid="0016ae76"/>
    </style:style>
    <style:style style:name="T23" style:family="text">
      <style:text-properties officeooo:rsid="00222736"/>
    </style:style>
    <style:style style:name="T24" style:family="text">
      <style:text-properties fo:color="#000000" style:text-outline="false" style:text-line-through-style="none" style:text-line-through-type="none" style:font-name="Liberation Sans" fo:font-size="12pt" fo:font-style="normal" fo:text-shadow="none" style:text-underline-style="none" fo:font-weight="normal" officeooo:rsid="001ac1dc"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ans" fo:font-size="12pt" fo:font-style="normal" fo:text-shadow="none" style:text-underline-style="none" fo:font-weight="normal" officeooo:rsid="001a37a2"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ans" fo:font-size="12pt" fo:font-style="normal" fo:text-shadow="none" style:text-underline-style="none" fo:font-weight="normal" officeooo:rsid="0023d749"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officeooo:rsid="002643ec"/>
    </style:style>
    <style:style style:name="T28" style:family="text">
      <style:text-properties officeooo:rsid="001f1c9f"/>
    </style:style>
    <style:style style:name="T29" style:family="text">
      <style:text-properties officeooo:rsid="001e63ab"/>
    </style:style>
    <style:style style:name="T30" style:family="text">
      <style:text-properties officeooo:rsid="001cac61"/>
    </style:style>
    <style:style style:name="T31" style:family="text">
      <style:text-properties officeooo:rsid="001303e4"/>
    </style:style>
    <style:style style:name="T32" style:family="text">
      <style:text-properties officeooo:rsid="00167bd3"/>
    </style:style>
    <style:style style:name="T33" style:family="text">
      <style:text-properties officeooo:rsid="0018a9ce"/>
    </style:style>
    <style:style style:name="T34" style:family="text">
      <style:text-properties officeooo:rsid="0023d74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S1428: </text:span><text:span text:style-name="T2">HL1</text:span></text:p>
      <text:p text:style-name="P5"><text:span text:style-name="T2">Fall</text:span><text:span text:style-name="T3"> 2020</text:span></text:p>
      <text:p text:style-name="P23"><text:span text:style-name="T15">T</text:span><text:span text:style-name="T16">uesday 12:30</text:span><text:span text:style-name="T17">am</text:span><text:span text:style-name="T16">-1:50</text:span><text:span text:style-name="T17">pm CT</text:span></text:p>
      <text:p text:style-name="P6"><text:span text:style-name="T1">Instruct</text:span><text:span text:style-name="T2">or</text:span><text:span text:style-name="T1">:</text:span> Gentry Atkinson</text:p>
      <text:p text:style-name="P2"><text:span text:style-name="T5"><text:tab/></text:span><text:span text:style-name="T7">Email</text:span><text:span text:style-name="T6">: </text:span><text:a xlink:type="simple" xlink:href="mailto:gma23@txstate.edu" text:style-name="Internet_20_link" text:visited-style-name="Visited_20_Internet_20_Link"><text:span text:style-name="T6">gma23@txstate.edu</text:span></text:a></text:p>
      <text:p text:style-name="P2"><text:span text:style-name="T6"><text:tab/></text:span><text:span text:style-name="T7">Home</text:span><text:span text:style-name="T6"> </text:span><text:span text:style-name="T7">Page</text:span><text:span text:style-name="T6">: </text:span><text:a xlink:type="simple" xlink:href="https://userweb.cs.txstate.edu/~gma23/" text:style-name="Internet_20_link" text:visited-style-name="Visited_20_Internet_20_Link"><text:span text:style-name="T6">https://userweb.cs.txstate.edu/~gma23/</text:span></text:a></text:p>
      <text:p text:style-name="P3"><text:span text:style-name="T18"><text:tab/></text:span><text:span text:style-name="T20">Office Hours: </text:span><text:span text:style-name="T19">Tuesday and Thursday 10:30-12:30 through Zoom</text:span></text:p>
      <text:p text:style-name="P27"><text:tab/><text:tab/>Tuesday Meeting ID: 182 148 279 </text:p>
      <text:p text:style-name="P27"><text:tab/><text:tab/>Thursday Meeting ID: 580 125 644</text:p>
      <text:p text:style-name="P3"><text:span text:style-name="T19"><text:tab/></text:span><text:span text:style-name="T21">Class Meeting ID: </text:span><text:span text:style-name="T19">971 8401 9024</text:span><text:span text:style-name="T21"> </text:span></text:p>
      <text:p text:style-name="P3"><text:span text:style-name="T21"><text:tab/>Class Pass Code: </text:span><text:span text:style-name="T19">bubbleSort</text:span></text:p>
      <text:p text:style-name="P28"/>
      <text:p text:style-name="P7">Course Description</text:p>
      <text:p text:style-name="P13">Introductory course for computer science majors, minors 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13"/>
      <text:p text:style-name="P8">Prerequisites</text:p>
      <text:p text:style-name="P20">[MATH 1315 or MATH 1317 or MATH 1319 or MATH 1329 or MATH 2417 or MATH 2471 with a grade of "C" or better] or [ACT Mathematics score of 24 or better] or [SAT Mathematics score of 520 or better] or [SAT Math Section score of 550 or better]</text:p>
      <text:p text:style-name="P20"/>
      <text:p text:style-name="P21">Students are not expected to have any experience with coding but a familiarity with computer use is necessary. Students should familiarize themselves with the Canvas environment before the start of the first lab.</text:p>
      <text:p text:style-name="P20"/>
      <text:p text:style-name="P9">Learning Objectives</text:p>
      <text:p text:style-name="P21">Following this class students will:</text:p>
      <text:list xml:id="list793864205" text:style-name="L1">
        <text:list-item>
          <text:p text:style-name="P30">be comfortable constructing simple C++ programs.</text:p>
        </text:list-item>
        <text:list-item>
          <text:p text:style-name="P30">have exercised the chance to explore concepts presented in their CS1428 lectures.</text:p>
        </text:list-item>
        <text:list-item>
          <text:p text:style-name="P30">have an understanding of program flow and control.</text:p>
        </text:list-item>
        <text:list-item>
          <text:p text:style-name="P30">Add some more</text:p>
        </text:list-item>
      </text:list>
      <text:p text:style-name="P20"/>
      <text:p text:style-name="P29"/>
      <text:p text:style-name="P36">Schedule</text:p>
      <table:table table:name="Table1" table:style-name="Table1">
        <table:table-column table:style-name="Table1.A" table:number-columns-repeated="3"/>
        <table:table-row>
          <table:table-cell table:style-name="Table1.A1" office:value-type="string">
            <text:p text:style-name="P24">Lab Number</text:p>
          </table:table-cell>
          <table:table-cell table:style-name="Table1.A1" office:value-type="string">
            <text:p text:style-name="P37">Lab Meeting</text:p>
          </table:table-cell>
          <table:table-cell table:style-name="Table1.C1" office:value-type="string">
            <text:p text:style-name="P24">Topic</text:p>
          </table:table-cell>
        </table:table-row>
        <table:table-row>
          <table:table-cell table:style-name="Table1.A2" office:value-type="string">
            <text:p text:style-name="P25">0</text:p>
          </table:table-cell>
          <table:table-cell table:style-name="Table1.A2" office:value-type="string">
            <text:p text:style-name="P38">September 1</text:p>
          </table:table-cell>
          <table:table-cell table:style-name="Table1.C2" office:value-type="string">
            <text:p text:style-name="P26">Introduction</text:p>
          </table:table-cell>
        </table:table-row>
        <table:table-row>
          <table:table-cell table:style-name="Table1.A2" office:value-type="string">
            <text:p text:style-name="P25">1</text:p>
          </table:table-cell>
          <table:table-cell table:style-name="Table1.A2" office:value-type="string">
            <text:p text:style-name="P38">September<text:span text:style-name="T34"> 8</text:span></text:p>
          </table:table-cell>
          <table:table-cell table:style-name="Table1.C2" office:value-type="string">
            <text:p text:style-name="P40"><text:span text:style-name="T24">Expressions and</text:span><text:span text:style-name="T25"> I/O</text:span></text:p>
          </table:table-cell>
        </table:table-row>
        <table:table-row>
          <table:table-cell table:style-name="Table1.A2" office:value-type="string">
            <text:p text:style-name="P25">2</text:p>
          </table:table-cell>
          <table:table-cell table:style-name="Table1.A2" office:value-type="string">
            <text:p text:style-name="P38"><text:span text:style-name="T26">September 15</text:span></text:p>
          </table:table-cell>
          <table:table-cell table:style-name="Table1.C2" office:value-type="string">
            <text:p text:style-name="P38">Branching</text:p>
          </table:table-cell>
        </table:table-row>
        <table:table-row>
          <table:table-cell table:style-name="Table1.A2" office:value-type="string">
            <text:p text:style-name="P25">3</text:p>
          </table:table-cell>
          <table:table-cell table:style-name="Table1.A2" office:value-type="string">
            <text:p text:style-name="P38">September 22</text:p>
          </table:table-cell>
          <table:table-cell table:style-name="Table1.C2" office:value-type="string">
            <text:p text:style-name="P38">Loops</text:p>
          </table:table-cell>
        </table:table-row>
        <table:table-row>
          <table:table-cell table:style-name="Table1.A2" office:value-type="string">
            <text:p text:style-name="P25">4</text:p>
          </table:table-cell>
          <table:table-cell table:style-name="Table1.A2" office:value-type="string">
            <text:p text:style-name="P38">September 29</text:p>
          </table:table-cell>
          <table:table-cell table:style-name="Table1.C2" office:value-type="string">
            <text:p text:style-name="P38">Arrays and Vectors</text:p>
          </table:table-cell>
        </table:table-row>
        <table:table-row>
          <table:table-cell table:style-name="Table1.A2" office:value-type="string">
            <text:p text:style-name="P25">5</text:p>
          </table:table-cell>
          <table:table-cell table:style-name="Table1.A2" office:value-type="string">
            <text:p text:style-name="P38">October 6</text:p>
          </table:table-cell>
          <table:table-cell table:style-name="Table1.C2" office:value-type="string">
            <text:p text:style-name="P38">Functions</text:p>
          </table:table-cell>
        </table:table-row>
        <table:table-row>
          <table:table-cell table:style-name="Table1.A2" office:value-type="string">
            <text:p text:style-name="P25">6</text:p>
          </table:table-cell>
          <table:table-cell table:style-name="Table1.A2" office:value-type="string">
            <text:p text:style-name="P38">October 13</text:p>
          </table:table-cell>
          <table:table-cell table:style-name="Table1.C2" office:value-type="string">
            <text:p text:style-name="P39">Linux Command Line</text:p>
          </table:table-cell>
        </table:table-row>
        <table:table-row>
          <table:table-cell table:style-name="Table1.A2" office:value-type="string">
            <text:p text:style-name="P25">7</text:p>
          </table:table-cell>
          <table:table-cell table:style-name="Table1.A2" office:value-type="string">
            <text:p text:style-name="P38">October 20</text:p>
          </table:table-cell>
          <table:table-cell table:style-name="Table1.C2" office:value-type="string">
            <text:p text:style-name="P38">Structs</text:p>
          </table:table-cell>
        </table:table-row>
        <table:table-row>
          <table:table-cell table:style-name="Table1.A2" office:value-type="string">
            <text:p text:style-name="P25">8</text:p>
          </table:table-cell>
          <table:table-cell table:style-name="Table1.A2" office:value-type="string">
            <text:p text:style-name="P38">October 27</text:p>
          </table:table-cell>
          <table:table-cell table:style-name="Table1.C2" office:value-type="string">
            <text:p text:style-name="P38">Searching and Sorting</text:p>
          </table:table-cell>
        </table:table-row>
        <table:table-row>
          <table:table-cell table:style-name="Table1.A2" office:value-type="string">
            <text:p text:style-name="P25">9</text:p>
          </table:table-cell>
          <table:table-cell table:style-name="Table1.A2" office:value-type="string">
            <text:p text:style-name="P38">November 3</text:p>
          </table:table-cell>
          <table:table-cell table:style-name="Table1.C2" office:value-type="string">
            <text:p text:style-name="P38">Algorithmic Complexity</text:p>
          </table:table-cell>
        </table:table-row>
        <table:table-row>
          <table:table-cell table:style-name="Table1.A2" office:value-type="string">
            <text:p text:style-name="P25">10</text:p>
          </table:table-cell>
          <table:table-cell table:style-name="Table1.A2" office:value-type="string">
            <text:p text:style-name="P38">November 10</text:p>
          </table:table-cell>
          <table:table-cell table:style-name="Table1.C2" office:value-type="string">
            <text:p text:style-name="P38">Parallelism</text:p>
          </table:table-cell>
        </table:table-row>
        <table:table-row>
          <table:table-cell table:style-name="Table1.A2" office:value-type="string">
            <text:p text:style-name="P25">11</text:p>
          </table:table-cell>
          <table:table-cell table:style-name="Table1.A2" office:value-type="string">
            <text:p text:style-name="P38">November 17</text:p>
          </table:table-cell>
          <table:table-cell table:style-name="Table1.C2" office:value-type="string">
            <text:p text:style-name="P38">Green Computing</text:p>
          </table:table-cell>
        </table:table-row>
        <table:table-row>
          <table:table-cell table:style-name="Table1.A2" office:value-type="string">
            <text:p text:style-name="P38">12</text:p>
          </table:table-cell>
          <table:table-cell table:style-name="Table1.A2" office:value-type="string">
            <text:p text:style-name="P38">November 24</text:p>
          </table:table-cell>
          <table:table-cell table:style-name="Table1.C2" office:value-type="string">
            <text:p text:style-name="P39">Peek at Python</text:p>
          </table:table-cell>
        </table:table-row>
      </table:table>
      <text:p text:style-name="P20"/>
      <text:p text:style-name="P9">Required Materials</text:p>
      <text:p text:style-name="P16">There is no required text book for the lab section of CS1428. Weekly reading<text:span text:style-name="T31">s</text:span> will be provided though Canvas.</text:p>
      <text:p text:style-name="P16"/>
      <text:p text:style-name="P16">Students should have access to a computer that is capable of running Code:Blocks or a similar IDE, <text:span text:style-name="T31">Zoom, and a web browser which can load Canvas.</text:span></text:p>
      <text:p text:style-name="P9"/>
      <text:p text:style-name="P9">Grading</text:p>
      <text:p text:style-name="P17">Students will not receive a separate grade for their lab section in CS1428. Their final grade is sent to their lecturing professor and is counted as 10% of the grade for that class.</text:p>
      <text:p text:style-name="P17"/>
      <text:p text:style-name="P23"><text:span text:style-name="T8">Every week of class will have 100 points worth of work due: a 30 point prelab assignment, a </text:span><text:span text:style-name="T10">6</text:span><text:span text:style-name="T8">0 <text:s/>point lab assignment, </text:span><text:span text:style-name="T10">and a 10 point participation grade</text:span><text:span text:style-name="T8">. Students </text:span><text:span text:style-name="T10">can earn their participation grade</text:span><text:span text:style-name="T8"> by either attending the class meeting </text:span><text:span text:style-name="T10">to check in for attendance through Canvas</text:span><text:span text:style-name="T8"> or posting a </text:span><text:span text:style-name="T11">meaningful </text:span><text:span text:style-name="T13">question or response on the Discussion board. </text:span><text:span text:style-name="T14">Students do not need to be present for the whole class meeting but must be in Zoom at the start of class for the attendance check.</text:span></text:p>
      <text:p text:style-name="P9"/>
      <text:p text:style-name="P9">Participation</text:p>
      <text:p text:style-name="P17">Students are not required to attend the weekly lab meetings but are encouraged to do so. Real-time interaction with an instructor is a valuable opportunity for early coders. Students who choose not to participate in the Zoom lab meetings can still participate in the Canvas Discussion boards.</text:p>
      <text:p text:style-name="P17"/>
      <text:p text:style-name="P23"><text:span text:style-name="T8">Students </text:span><text:span text:style-name="T10">can receive credit for</text:span><text:span text:style-name="T8"> </text:span><text:span text:style-name="T10">participating in class </text:span><text:span text:style-name="T9">either through the Zoom meetings </text:span><text:span text:style-name="T10">by being present during the attendance check</text:span><text:span text:style-name="T9"> or through the Canvas Discussion boards</text:span><text:span text:style-name="T14">. </text:span><text:soft-page-break/><text:span text:style-name="T14">Participation through the Discussion board could be either posting a</text:span><text:span text:style-name="T12"> meaningful</text:span><text:span text:style-name="T14"> question about the week’s assignment or by posting a</text:span><text:span text:style-name="T12"> helpful</text:span><text:span text:style-name="T14"> response to another student’s question. Repeating a question that has already been asked will not count as participation. Likewise, responding to another students question in a non-helpful way (e.g. "I don’t know") will not count. </text:span></text:p>
      <text:p text:style-name="P9"/>
      <text:p text:style-name="P11">Class Meetings</text:p>
      <text:p text:style-name="P18">A weekly Zoom meeting will be available to all students during the scheduled lab hours (Tuesday 12:30-1:50). The meetings will begin with an attendance check followed by a short (~5 minute) mini-lecture on the week’s material <text:span text:style-name="T32">and common problems encountered by students. After that time student’s will work on their own and can ask for help from the instructor as necessary. </text:span></text:p>
      <text:p text:style-name="P18"/>
      <text:p text:style-name="P18"><text:span text:style-name="T32">Students should post questions in the chat so that the instructors can respond in a timely </text:span><text:span text:style-name="T33">and fair </text:span><text:span text:style-name="T32">fashion.</text:span></text:p>
      <text:p text:style-name="P9"/>
      <text:p text:style-name="P9">Late Work</text:p>
      <text:p text:style-name="P31">Timely work is important to avoid getting too far behind the lecture section. Late work will not be accepted for the participation or pre-lab portions of the student’s grade. Students can submit lab assignments up to 24 hours late for a 20 point deduction (out of 60).</text:p>
      <text:p text:style-name="P9"/>
      <text:p text:style-name="P9">Email and Discussion Responses</text:p>
      <text:p text:style-name="P19">Students can expect responses to emails and Discussion board posts within 24 hours for communications sent on Monday-Thursday or 48 hours for communications sent on Friday-Sunday.</text:p>
      <text:p text:style-name="P9"/>
      <text:p text:style-name="P9">Civil Communication</text:p>
      <text:p text:style-name="P19">The same standards of conduct should be maintained during online classes that are during face-to-face classes. Communications that are offensive, graphic, or bullying will be removed immediately from the Discussion board and will not count towards a participation grade. Students that are communicating in an unprofessional manner will receive on warning during Zoom meetings. Students who share material or links to material or use language that is graphic, offensive, or disturbing will be removed from the Zoom without warning and will have their conduct reported to the lecturing professor.</text:p>
      <text:p text:style-name="P19"/>
      <text:p text:style-name="P22"><text:span text:style-name="T22">O</text:span><text:span text:style-name="T4">ffice Hours</text:span></text:p>
      <text:p text:style-name="P35"/>
      <text:p text:style-name="P9"/>
      <text:p text:style-name="P12">Accommodations</text:p>
      <text:p text:style-name="P14">Students with an ADA disability or who require special accommodations <text:span text:style-name="T30">(e.g. extra time on assignments or a reader)</text:span> <text:span text:style-name="T30">should register with the Office of Disability Services. </text:span><text:s/><text:span text:style-name="T30">Students do not need to discuss their disability with their instructor. The Office of Disability Services will contact the instructor with the appropriate accommodation.</text:span></text:p>
      <text:p text:style-name="P14"/>
      <text:p text:style-name="P10">Honesty</text:p>
      <text:p text:style-name="P15">Students are expected to comply with the Honor Code of Texas State University. Discussion is encouraged during lab hours <text:span text:style-name="T27">and on the Canvas discussion boards</text:span> but no student should <text:soft-page-break/>submit another <text:span text:style-name="T28">person’s</text:span> work as their own. Sharing <text:span text:style-name="T29"><text:s/>files or copying code is not permitted in any circumstance. Submitted assignments which are determined by the instructor to not have been authored by the submitting student will be graded as a 0 and the professor of the student’s lecture section will be notifie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0:52:57.006791004</meta:creation-date>
    <meta:generator>LibreOffice/6.4.4.2$Linux_X86_64 LibreOffice_project/40$Build-2</meta:generator>
    <dc:date>2020-08-18T19:40:31.976231241</dc:date>
    <meta:editing-duration>PT7M8S</meta:editing-duration>
    <meta:editing-cycles>4</meta:editing-cycles>
    <meta:document-statistic meta:table-count="1" meta:image-count="0" meta:object-count="0" meta:page-count="4" meta:paragraph-count="88" meta:word-count="967" meta:character-count="6044" meta:non-whitespace-character-count="5153"/>
  </office:meta>
</office:document-meta>
</file>